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istencyCheckErr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istencyCheckError.ConsistencyCheckError( String message , UUID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